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32000002E61D3E0FB1.jpg" manifest:media-type="image/jpeg"/>
  <manifest:file-entry manifest:full-path="Pictures/1000000000000232000002E6E0BC9E5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T1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1cm" svg:height="11.9cm" svg:x="1.3cm" svg:y="-1.7cm">
          <draw:image xlink:href="Pictures/1000000000000232000002E6E0BC9E56.jpg" xlink:type="simple" xlink:show="embed" xlink:actuate="onLoad">
            <text:p/>
          </draw:image>
        </draw:frame>
        <draw:frame draw:style-name="gr1" draw:text-style-name="P1" draw:layer="layout" svg:width="8cm" svg:height="12cm" svg:x="12.1cm" svg:y="-1.8cm">
          <draw:image xlink:href="Pictures/1000000000000232000002E61D3E0FB1.jpg" xlink:type="simple" xlink:show="embed" xlink:actuate="onLoad">
            <text:p/>
          </draw:image>
        </draw:frame>
        <draw:line draw:style-name="gr2" draw:text-style-name="P1" draw:layer="layout" svg:x1="9cm" svg:y1="5cm" svg:x2="11.6cm" svg:y2="5cm">
          <text:p/>
        </draw:line>
        <draw:frame draw:style-name="gr3" draw:layer="layout" svg:width="1.1cm" svg:height="1.15cm" svg:x="9.8cm" svg:y="4.1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lya </meta:initial-creator>
    <meta:creation-date>2014-07-28T14:34:25</meta:creation-date>
    <dc:date>2014-07-28T14:37:53</dc:date>
    <dc:creator>ilya </dc:creator>
    <meta:editing-duration>P0D</meta:editing-duration>
    <meta:editing-cycles>1</meta:editing-cycles>
    <meta:document-statistic meta:object-count="4"/>
    <meta:generator>LibreOffice/3.5$Linux_X86_64 LibreOffice_project/350m1$Build-2</meta:generator>
  </office:meta>
</office:document-meta>
</file>